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791in"/>
    </style:style>
    <style:style style:name="co2" style:family="table-column">
      <style:table-column-properties fo:break-before="auto" style:column-width="0.9382in"/>
    </style:style>
    <style:style style:name="co3" style:family="table-column">
      <style:table-column-properties fo:break-before="auto" style:column-width="0.9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6.80000019073486pt" style:language-asian="en" style:country-asian="US" style:font-style-asian="normal" style:font-weight-asian="normal" style:font-name-complex="Lohit Devanagari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978in" svg:height="7.8598in" svg:x="0in" svg:y="1.248in">
            <draw:object draw:notify-on-update-of-ranges="Sheet1.B1:Sheet1.L1 Sheet1.A2:Sheet1.A2 Sheet1.B2:Sheet1.L2 Sheet1.A3:Sheet1.A3 Sheet1.B3:Sheet1.L3 Sheet1.A4:Sheet1.A4 Sheet1.B4:Sheet1.L4 Sheet1.A5:Sheet1.A5 Sheet1.B5:Sheet1.L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8" table:default-cell-style-name="ce2"/>
        <table:table-column table:style-name="co3" table:number-columns-repeated="2" table:default-cell-style-name="ce2"/>
        <table:table-column table:style-name="co3" table:default-cell-style-name="ce6"/>
        <table:table-row table:style-name="ro1">
          <table:table-cell table:style-name="ce1" office:value-type="string" calcext:value-type="string">
            <text:p># of value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500000" calcext:value-type="float">
            <text:p>5000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2000000" calcext:value-type="float">
            <text:p>2000000</text:p>
          </table:table-cell>
          <table:table-cell table:style-name="ce1" office:value-type="float" office:value="5000000" calcext:value-type="float">
            <text:p>5000000</text:p>
          </table:table-cell>
          <table:table-cell table:style-name="ce5" office:value-type="float" office:value="10000000" calcext:value-type="float">
            <text:p>1000000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0087" calcext:value-type="float">
            <text:p>0.000087</text:p>
          </table:table-cell>
          <table:table-cell office:value-type="float" office:value="0.007358" calcext:value-type="float">
            <text:p>0.007358</text:p>
          </table:table-cell>
          <table:table-cell office:value-type="float" office:value="0.42669" calcext:value-type="float">
            <text:p>0.42669</text:p>
          </table:table-cell>
          <table:table-cell table:number-columns-repeated="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dix Sort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0.000553" calcext:value-type="float">
            <text:p>0.000553</text:p>
          </table:table-cell>
          <table:table-cell office:value-type="float" office:value="0.001529" calcext:value-type="float">
            <text:p>0.001529</text:p>
          </table:table-cell>
          <table:table-cell office:value-type="float" office:value="0.004135" calcext:value-type="float">
            <text:p>0.004135</text:p>
          </table:table-cell>
          <table:table-cell office:value-type="float" office:value="0.040109" calcext:value-type="float">
            <text:p>0.040109</text:p>
          </table:table-cell>
          <table:table-cell office:value-type="float" office:value="0.079262" calcext:value-type="float">
            <text:p>0.079262</text:p>
          </table:table-cell>
          <table:table-cell office:value-type="float" office:value="0.196447" calcext:value-type="float">
            <text:p>0.196447</text:p>
          </table:table-cell>
          <table:table-cell office:value-type="float" office:value="0.394168" calcext:value-type="float">
            <text:p>0.394168</text:p>
          </table:table-cell>
          <table:table-cell office:value-type="float" office:value="0.836511" calcext:value-type="float">
            <text:p>0.836511</text:p>
          </table:table-cell>
          <table:table-cell office:value-type="float" office:value="2.032965" calcext:value-type="float">
            <text:p>2.032965</text:p>
          </table:table-cell>
          <table:table-cell office:value-type="float" office:value="4.030495" calcext:value-type="float">
            <text:p>4.030495</text:p>
          </table:table-cell>
        </table:table-row>
        <table:table-row table:style-name="ro1">
          <table:table-cell office:value-type="string" calcext:value-type="string">
            <text:p>STL Sor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.001146" calcext:value-type="float">
            <text:p>0.001146</text:p>
          </table:table-cell>
          <table:table-cell office:value-type="float" office:value="0.014338" calcext:value-type="float">
            <text:p>0.014338</text:p>
          </table:table-cell>
          <table:table-cell office:value-type="float" office:value="0.03129" calcext:value-type="float">
            <text:p>0.03129</text:p>
          </table:table-cell>
          <table:table-cell office:value-type="float" office:value="0.082562" calcext:value-type="float">
            <text:p>0.082562</text:p>
          </table:table-cell>
          <table:table-cell office:value-type="float" office:value="0.170743" calcext:value-type="float">
            <text:p>0.170743</text:p>
          </table:table-cell>
          <table:table-cell office:value-type="float" office:value="0.367468" calcext:value-type="float">
            <text:p>0.367468</text:p>
          </table:table-cell>
          <table:table-cell table:style-name="ce4" office:value-type="float" office:value="0.956882" calcext:value-type="float">
            <text:p>0.956882</text:p>
          </table:table-cell>
          <table:table-cell office:value-type="float" office:value="2.031983" calcext:value-type="float">
            <text:p>2.031983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0.001875" calcext:value-type="float">
            <text:p>0.001875</text:p>
          </table:table-cell>
          <table:table-cell office:value-type="float" office:value="0.024285" calcext:value-type="float">
            <text:p>0.024285</text:p>
          </table:table-cell>
          <table:table-cell office:value-type="float" office:value="0.052941" calcext:value-type="float">
            <text:p>0.052941</text:p>
          </table:table-cell>
          <table:table-cell office:value-type="float" office:value="0.139023" calcext:value-type="float">
            <text:p>0.139023</text:p>
          </table:table-cell>
          <table:table-cell office:value-type="float" office:value="0.309655" calcext:value-type="float">
            <text:p>0.309655</text:p>
          </table:table-cell>
          <table:table-cell office:value-type="float" office:value="0.712878" calcext:value-type="float">
            <text:p>0.712878</text:p>
          </table:table-cell>
          <table:table-cell office:value-type="float" office:value="1.907657" calcext:value-type="float">
            <text:p>1.907657</text:p>
          </table:table-cell>
          <table:table-cell office:value-type="float" office:value="4.684076" calcext:value-type="float">
            <text:p>4.684076</text:p>
          </table:table-cell>
        </table:table-row>
        <table:table-row table:style-name="ro2">
          <table:table-cell table:style-name="Default" table:number-columns-repeated="12"/>
        </table:table-row>
        <table:table-row table:style-name="ro1">
          <table:table-cell table:style-name="ce3"/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/00/0000</text:date>, <text:time style:data-style-name="N2" text:time-value="12:10:40.886297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eh </meta:initial-creator>
    <meta:creation-date>2015-04-30T11:48:56.372135960</meta:creation-date>
    <dc:date>2015-04-30T12:22:02.264030244</dc:date>
    <dc:creator>Johnson </dc:creator>
    <meta:editing-duration>P0D</meta:editing-duration>
    <meta:editing-cycles>2</meta:editing-cycles>
    <meta:generator>LibreOffice/4.2.8.2$Linux_X86_64 LibreOffice_project/420$Build-2</meta:generator>
    <meta:document-statistic meta:table-count="1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505cm" svg:height="19.965cm" xlink:href=".." xlink:type="simple" chart:class="chart:line" chart:style-name="ch1">
        <chart:legend chart:legend-position="end" svg:x="32.468cm" svg:y="8.936cm" style:legend-expansion="high" chart:style-name="ch2"/>
        <chart:plot-area chart:style-name="ch3" table:cell-range-address="Sheet1.B1:Sheet1.L5 Sheet1.A2:Sheet1.A5" chart:data-source-has-labels="both" svg:x="0.71cm" svg:y="0.399cm" svg:width="31.048cm" svg:height="19.167cm">
          <chartooo:coordinate-region svg:x="1.331cm" svg:y="0.598cm" svg:width="29.684cm" svg:height="18.321cm"/>
          <chart:axis chart:dimension="x" chart:name="primary-x" chart:style-name="ch4" chartooo:axis-type="auto">
            <chartooo:date-scale/>
            <chart:categories table:cell-range-address="Sheet1.B1:Sheet1.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L2" chart:label-cell-address="Sheet1.A2:Sheet1.A2" chart:class="chart:line">
            <chart:data-point chart:repeated="11"/>
          </chart:series>
          <chart:series chart:style-name="ch7" chart:values-cell-range-address="Sheet1.B3:Sheet1.L3" chart:label-cell-address="Sheet1.A3:Sheet1.A3" chart:class="chart:line">
            <chart:data-point chart:repeated="11"/>
          </chart:series>
          <chart:series chart:style-name="ch8" chart:values-cell-range-address="Sheet1.B4:Sheet1.L4" chart:label-cell-address="Sheet1.A4:Sheet1.A4" chart:class="chart:line">
            <chart:data-point chart:repeated="11"/>
          </chart:series>
          <chart:series chart:style-name="ch9" chart:values-cell-range-address="Sheet1.B5:Sheet1.L5" chart:label-cell-address="Sheet1.A5:Sheet1.A5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B1:Sheet1.L1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BubbleSort</text:p>
                <draw:g>
                  <svg:desc>Sheet1.A2:Sheet1.A2</svg:desc>
                </draw:g>
              </table:table-cell>
              <table:table-cell office:value-type="float" office:value="0.000006">
                <text:p>0.000006</text:p>
                <draw:g>
                  <svg:desc>Sheet1.B2:Sheet1.L2</svg:desc>
                </draw:g>
              </table:table-cell>
              <table:table-cell office:value-type="float" office:value="0.000087">
                <text:p>0.000087</text:p>
              </table:table-cell>
              <table:table-cell office:value-type="float" office:value="0.007358">
                <text:p>0.007358</text:p>
              </table:table-cell>
              <table:table-cell office:value-type="float" office:value="0.42669">
                <text:p>0.4266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adix Sort</text:p>
                <draw:g>
                  <svg:desc>Sheet1.A3:Sheet1.A3</svg:desc>
                </draw:g>
              </table:table-cell>
              <table:table-cell office:value-type="float" office:value="0.000474">
                <text:p>0.000474</text:p>
                <draw:g>
                  <svg:desc>Sheet1.B3:Sheet1.L3</svg:desc>
                </draw:g>
              </table:table-cell>
              <table:table-cell office:value-type="float" office:value="0.000553">
                <text:p>0.000553</text:p>
              </table:table-cell>
              <table:table-cell office:value-type="float" office:value="0.001529">
                <text:p>0.001529</text:p>
              </table:table-cell>
              <table:table-cell office:value-type="float" office:value="0.004135">
                <text:p>0.004135</text:p>
              </table:table-cell>
              <table:table-cell office:value-type="float" office:value="0.040109">
                <text:p>0.040109</text:p>
              </table:table-cell>
              <table:table-cell office:value-type="float" office:value="0.079262">
                <text:p>0.079262</text:p>
              </table:table-cell>
              <table:table-cell office:value-type="float" office:value="0.196447">
                <text:p>0.196447</text:p>
              </table:table-cell>
              <table:table-cell office:value-type="float" office:value="0.394168">
                <text:p>0.394168</text:p>
              </table:table-cell>
              <table:table-cell office:value-type="float" office:value="0.836511">
                <text:p>0.836511</text:p>
              </table:table-cell>
              <table:table-cell office:value-type="float" office:value="2.032965">
                <text:p>2.032965</text:p>
              </table:table-cell>
              <table:table-cell office:value-type="float" office:value="4.030495">
                <text:p>4.030495</text:p>
              </table:table-cell>
            </table:table-row>
            <table:table-row>
              <table:table-cell office:value-type="string">
                <text:p>STL Sort</text:p>
                <draw:g>
                  <svg:desc>Sheet1.A4:Sheet1.A4</svg:desc>
                </draw:g>
              </table:table-cell>
              <table:table-cell office:value-type="float" office:value="0.000001">
                <text:p>0.000001</text:p>
                <draw:g>
                  <svg:desc>Sheet1.B4:Sheet1.L4</svg:desc>
                </draw:g>
              </table:table-cell>
              <table:table-cell office:value-type="float" office:value="0.000025">
                <text:p>0.000025</text:p>
              </table:table-cell>
              <table:table-cell office:value-type="float" office:value="0.000254">
                <text:p>0.000254</text:p>
              </table:table-cell>
              <table:table-cell office:value-type="float" office:value="0.001146">
                <text:p>0.001146</text:p>
              </table:table-cell>
              <table:table-cell office:value-type="float" office:value="0.014338">
                <text:p>0.014338</text:p>
              </table:table-cell>
              <table:table-cell office:value-type="float" office:value="0.03129">
                <text:p>0.03129</text:p>
              </table:table-cell>
              <table:table-cell office:value-type="float" office:value="0.082562">
                <text:p>0.082562</text:p>
              </table:table-cell>
              <table:table-cell office:value-type="float" office:value="0.170743">
                <text:p>0.170743</text:p>
              </table:table-cell>
              <table:table-cell office:value-type="float" office:value="0.367468">
                <text:p>0.367468</text:p>
              </table:table-cell>
              <table:table-cell office:value-type="float" office:value="0.956882">
                <text:p>0.956882</text:p>
              </table:table-cell>
              <table:table-cell office:value-type="float" office:value="2.031983">
                <text:p>2.031983</text:p>
              </table:table-cell>
            </table:table-row>
            <table:table-row>
              <table:table-cell office:value-type="string">
                <text:p>Heapsort</text:p>
                <draw:g>
                  <svg:desc>Sheet1.A5:Sheet1.A5</svg:desc>
                </draw:g>
              </table:table-cell>
              <table:table-cell office:value-type="float" office:value="0.000002">
                <text:p>0.000002</text:p>
                <draw:g>
                  <svg:desc>Sheet1.B5:Sheet1.L5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351">
                <text:p>0.000351</text:p>
              </table:table-cell>
              <table:table-cell office:value-type="float" office:value="0.001875">
                <text:p>0.001875</text:p>
              </table:table-cell>
              <table:table-cell office:value-type="float" office:value="0.024285">
                <text:p>0.024285</text:p>
              </table:table-cell>
              <table:table-cell office:value-type="float" office:value="0.052941">
                <text:p>0.052941</text:p>
              </table:table-cell>
              <table:table-cell office:value-type="float" office:value="0.139023">
                <text:p>0.139023</text:p>
              </table:table-cell>
              <table:table-cell office:value-type="float" office:value="0.309655">
                <text:p>0.309655</text:p>
              </table:table-cell>
              <table:table-cell office:value-type="float" office:value="0.712878">
                <text:p>0.712878</text:p>
              </table:table-cell>
              <table:table-cell office:value-type="float" office:value="1.907657">
                <text:p>1.907657</text:p>
              </table:table-cell>
              <table:table-cell office:value-type="float" office:value="4.684076">
                <text:p>4.6840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